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/>
    <style:font-face style:name="Calibri Light" svg:font-family="'Calibri Light'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6665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calculation-settings table:case-sensitive="false" table:automatic-find-labels="false" table:use-regular-expressions="false" table:use-wildcards="true"/>
      <table:table table:name="TERAPIJA" table:style-name="ta1">
        <table:table-column table:style-name="co1" table:number-columns-repeated="16383" table:default-cell-style-name="ce1"/>
        <table:table-column table:style-name="co2" table:default-cell-style-name="ce1"/>
        <table:table-row table:style-name="ro1">
          <table:table-cell office:value-type="string" calcext:value-type="string">
            <text:p>ENTITETI</text:p>
          </table:table-cell>
          <table:table-cell office:value-type="string" calcext:value-type="string">
            <text:p>TERAPIJA</text:p>
          </table:table-cell>
          <table:table-cell table:number-columns-repeated="1638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LEKTRO</text:p>
          </table:table-cell>
          <table:table-cell table:number-columns-repeated="1638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LEKTRO</text:p>
          </table:table-cell>
          <table:table-cell table:number-columns-repeated="1638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LEKTRO</text:p>
          </table:table-cell>
          <table:table-cell table:number-columns-repeated="1638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ELEKTRO</text:p>
          </table:table-cell>
          <table:table-cell table:number-columns-repeated="1638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ELEKTRO</text:p>
          </table:table-cell>
          <table:table-cell table:number-columns-repeated="1638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ELEKTRO</text:p>
          </table:table-cell>
          <table:table-cell table:number-columns-repeated="1638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ELEKTRO</text:p>
          </table:table-cell>
          <table:table-cell table:number-columns-repeated="1638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ELEKTRO</text:p>
          </table:table-cell>
          <table:table-cell table:number-columns-repeated="1638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ELEKTRO</text:p>
          </table:table-cell>
          <table:table-cell table:number-columns-repeated="1638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ELEKTRO</text:p>
          </table:table-cell>
          <table:table-cell table:number-columns-repeated="1638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ELEKTRO</text:p>
          </table:table-cell>
          <table:table-cell table:number-columns-repeated="1638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ELEKTRO</text:p>
          </table:table-cell>
          <table:table-cell table:number-columns-repeated="1638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ELEKTRO</text:p>
          </table:table-cell>
          <table:table-cell table:number-columns-repeated="1638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ELEKTRO</text:p>
          </table:table-cell>
          <table:table-cell table:number-columns-repeated="1638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ELEKTRO</text:p>
          </table:table-cell>
          <table:table-cell table:number-columns-repeated="1638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ELEKTRO</text:p>
          </table:table-cell>
          <table:table-cell table:number-columns-repeated="1638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ELEKTRO</text:p>
          </table:table-cell>
          <table:table-cell table:number-columns-repeated="1638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ELEKTRO</text:p>
          </table:table-cell>
          <table:table-cell table:number-columns-repeated="1638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ELEKTRO</text:p>
          </table:table-cell>
          <table:table-cell table:number-columns-repeated="1638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MASAZA</text:p>
          </table:table-cell>
          <table:table-cell table:number-columns-repeated="1638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MASAZA</text:p>
          </table:table-cell>
          <table:table-cell table:number-columns-repeated="1638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MASAZA</text:p>
          </table:table-cell>
          <table:table-cell table:number-columns-repeated="1638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MASAZA</text:p>
          </table:table-cell>
          <table:table-cell table:number-columns-repeated="1638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MASAZA</text:p>
          </table:table-cell>
          <table:table-cell table:number-columns-repeated="1638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MASAZA</text:p>
          </table:table-cell>
          <table:table-cell table:number-columns-repeated="1638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MASAZA</text:p>
          </table:table-cell>
          <table:table-cell table:number-columns-repeated="1638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MASAZA</text:p>
          </table:table-cell>
          <table:table-cell table:number-columns-repeated="1638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MASAZA</text:p>
          </table:table-cell>
          <table:table-cell table:number-columns-repeated="1638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MASAZA</text:p>
          </table:table-cell>
          <table:table-cell table:number-columns-repeated="1638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MASAZA</text:p>
          </table:table-cell>
          <table:table-cell table:number-columns-repeated="1638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MASAZA</text:p>
          </table:table-cell>
          <table:table-cell table:number-columns-repeated="1638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MASAZA</text:p>
          </table:table-cell>
          <table:table-cell table:number-columns-repeated="1638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MASAZA</text:p>
          </table:table-cell>
          <table:table-cell table:number-columns-repeated="1638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MASAZA</text:p>
          </table:table-cell>
          <table:table-cell table:number-columns-repeated="1638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MASAZA</text:p>
          </table:table-cell>
          <table:table-cell table:number-columns-repeated="1638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MASAZA</text:p>
          </table:table-cell>
          <table:table-cell table:number-columns-repeated="1638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MASAZA</text:p>
          </table:table-cell>
          <table:table-cell table:number-columns-repeated="1638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MASAZA</text:p>
          </table:table-cell>
          <table:table-cell table:number-columns-repeated="1638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MASAZA</text:p>
          </table:table-cell>
          <table:table-cell table:number-columns-repeated="1638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MASAZA</text:p>
          </table:table-cell>
          <table:table-cell table:number-columns-repeated="1638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MASAZA</text:p>
          </table:table-cell>
          <table:table-cell table:number-columns-repeated="1638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MASAZA</text:p>
          </table:table-cell>
          <table:table-cell table:number-columns-repeated="1638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MASAZA</text:p>
          </table:table-cell>
          <table:table-cell table:number-columns-repeated="1638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MASAZA</text:p>
          </table:table-cell>
          <table:table-cell table:number-columns-repeated="1638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MASAZA</text:p>
          </table:table-cell>
          <table:table-cell table:number-columns-repeated="1638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MASAZA</text:p>
          </table:table-cell>
          <table:table-cell table:number-columns-repeated="1638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MASAZA</text:p>
          </table:table-cell>
          <table:table-cell table:number-columns-repeated="1638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MASAZA</text:p>
          </table:table-cell>
          <table:table-cell table:number-columns-repeated="1638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MASAZA</text:p>
          </table:table-cell>
          <table:table-cell table:number-columns-repeated="1638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MASAZA</text:p>
          </table:table-cell>
          <table:table-cell table:number-columns-repeated="16382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MASAZA</text:p>
          </table:table-cell>
          <table:table-cell table:number-columns-repeated="1638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MASAZA</text:p>
          </table:table-cell>
          <table:table-cell table:number-columns-repeated="16382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PLIVANJE</text:p>
          </table:table-cell>
          <table:table-cell table:number-columns-repeated="16382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PLIVANJE</text:p>
          </table:table-cell>
          <table:table-cell table:number-columns-repeated="1638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PLIVANJE</text:p>
          </table:table-cell>
          <table:table-cell table:number-columns-repeated="16382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PLIVANJE</text:p>
          </table:table-cell>
          <table:table-cell table:number-columns-repeated="1638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PLIVANJE</text:p>
          </table:table-cell>
          <table:table-cell table:number-columns-repeated="1638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PLIVANJE</text:p>
          </table:table-cell>
          <table:table-cell table:number-columns-repeated="16382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PLIVANJE</text:p>
          </table:table-cell>
          <table:table-cell table:number-columns-repeated="1638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PLIVANJE</text:p>
          </table:table-cell>
          <table:table-cell table:number-columns-repeated="16382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PLIVANJE</text:p>
          </table:table-cell>
          <table:table-cell table:number-columns-repeated="16382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PLIVANJE</text:p>
          </table:table-cell>
          <table:table-cell table:number-columns-repeated="16382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PLIVANJE</text:p>
          </table:table-cell>
          <table:table-cell table:number-columns-repeated="1638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PLIVANJE</text:p>
          </table:table-cell>
          <table:table-cell table:number-columns-repeated="16382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PLIVANJE</text:p>
          </table:table-cell>
          <table:table-cell table:number-columns-repeated="1638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PLIVANJE</text:p>
          </table:table-cell>
          <table:table-cell table:number-columns-repeated="1638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PLIVANJE</text:p>
          </table:table-cell>
          <table:table-cell table:number-columns-repeated="16382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PLIVANJE</text:p>
          </table:table-cell>
          <table:table-cell table:number-columns-repeated="16382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PLIVANJE</text:p>
          </table:table-cell>
          <table:table-cell table:number-columns-repeated="1638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PLIVANJE</text:p>
          </table:table-cell>
          <table:table-cell table:number-columns-repeated="1638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PLIVANJE</text:p>
          </table:table-cell>
          <table:table-cell table:number-columns-repeated="1638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PLIVANJE</text:p>
          </table:table-cell>
          <table:table-cell table:number-columns-repeated="1638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PLIVANJE</text:p>
          </table:table-cell>
          <table:table-cell table:number-columns-repeated="1638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PLIVANJE</text:p>
          </table:table-cell>
          <table:table-cell table:number-columns-repeated="1638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PLIVANJE</text:p>
          </table:table-cell>
          <table:table-cell table:number-columns-repeated="16382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PLIVANJE</text:p>
          </table:table-cell>
          <table:table-cell table:number-columns-repeated="16382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PLIVANJE</text:p>
          </table:table-cell>
          <table:table-cell table:number-columns-repeated="1638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PLIVANJE</text:p>
          </table:table-cell>
          <table:table-cell table:number-columns-repeated="16382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PLIVANJE</text:p>
          </table:table-cell>
          <table:table-cell table:number-columns-repeated="1638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PLIVANJE</text:p>
          </table:table-cell>
          <table:table-cell table:number-columns-repeated="16382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PLIVANJE</text:p>
          </table:table-cell>
          <table:table-cell table:number-columns-repeated="16382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PLIVANJE</text:p>
          </table:table-cell>
          <table:table-cell table:number-columns-repeated="16382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PLIVANJE</text:p>
          </table:table-cell>
          <table:table-cell table:number-columns-repeated="16382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PLIVANJE</text:p>
          </table:table-cell>
          <table:table-cell table:number-columns-repeated="16382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PLIVANJE</text:p>
          </table:table-cell>
          <table:table-cell table:number-columns-repeated="16382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PLIVANJE</text:p>
          </table:table-cell>
          <table:table-cell table:number-columns-repeated="16382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PLIVANJE</text:p>
          </table:table-cell>
          <table:table-cell table:number-columns-repeated="16382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PLIVANJE</text:p>
          </table:table-cell>
          <table:table-cell table:number-columns-repeated="16382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PLIVANJE</text:p>
          </table:table-cell>
          <table:table-cell table:number-columns-repeated="16382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PLIVANJE</text:p>
          </table:table-cell>
          <table:table-cell table:number-columns-repeated="16382"/>
        </table:table-row>
        <table:table-row table:style-name="ro1" table:number-rows-repeated="1048484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alibri" svg:font-family="Calibri"/>
    <style:font-face style:name="Calibri Light" svg:font-family="'Calibri Light'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Vrhovi_20_strelica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 style:data-style-name="N0">
      <style:table-cell-properties fo:border-bottom="2.49pt solid #4472c4" fo:border-left="none" fo:border-right="none" fo:border-top="none"/>
      <style:text-properties fo:color="#44546a" fo:font-size="15pt" fo:font-weight="bold" style:font-size-asian="15pt" style:font-weight-asian="bold" style:font-size-complex="15pt" style:font-weight-complex="bold"/>
    </style:style>
    <style:style style:name="Heading_20_2" style:display-name="Heading 2" style:family="table-cell" style:parent-style-name="Default" style:data-style-name="N0">
      <style:table-cell-properties fo:border-bottom="2.49pt solid #a2b8e1" fo:border-left="none" fo:border-right="none" fo:border-top="none"/>
      <style:text-properties fo:color="#44546a" fo:font-size="13pt" fo:font-weight="bold" style:font-size-asian="13pt" style:font-weight-asian="bold" style:font-size-complex="13pt" style:font-weight-complex="bold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Default" style:data-style-name="N0">
      <style:table-cell-properties fo:background-color="#ffffcc" fo:border="0.06pt solid #b2b2b2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Default" style:data-style-name="N0">
      <style:table-cell-properties fo:background-color="#c6efce"/>
      <style:text-properties fo:color="#006100"/>
    </style:style>
    <style:style style:name="Neutral" style:family="table-cell" style:parent-style-name="Default" style:data-style-name="N0">
      <style:table-cell-properties fo:background-color="#ffeb9c"/>
      <style:text-properties fo:color="#9c5700"/>
    </style:style>
    <style:style style:name="Bad" style:family="table-cell" style:parent-style-name="Default" style:data-style-name="N0">
      <style:table-cell-properties fo:background-color="#ffc7ce"/>
      <style:text-properties fo:color="#9c0006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_32_0_25__20_-_20_Accent1" style:display-name="20% - Accent1" style:family="table-cell" style:parent-style-name="Default" style:data-style-name="N0">
      <style:table-cell-properties fo:background-color="#d9e1f2"/>
    </style:style>
    <style:style style:name="_32_0_25__20_-_20_Accent2" style:display-name="20% - Accent2" style:family="table-cell" style:parent-style-name="Default" style:data-style-name="N0">
      <style:table-cell-properties fo:background-color="#fce4d6"/>
    </style:style>
    <style:style style:name="_32_0_25__20_-_20_Accent3" style:display-name="20% - Accent3" style:family="table-cell" style:parent-style-name="Default" style:data-style-name="N0">
      <style:table-cell-properties fo:background-color="#ededed"/>
    </style:style>
    <style:style style:name="_32_0_25__20_-_20_Accent4" style:display-name="20% - Accent4" style:family="table-cell" style:parent-style-name="Default" style:data-style-name="N0">
      <style:table-cell-properties fo:background-color="#fff2cc"/>
    </style:style>
    <style:style style:name="_32_0_25__20_-_20_Accent5" style:display-name="20% - Accent5" style:family="table-cell" style:parent-style-name="Default" style:data-style-name="N0">
      <style:table-cell-properties fo:background-color="#ddebf7"/>
    </style:style>
    <style:style style:name="_32_0_25__20_-_20_Accent6" style:display-name="20% - Accent6" style:family="table-cell" style:parent-style-name="Default" style:data-style-name="N0">
      <style:table-cell-properties fo:background-color="#e2efda"/>
    </style:style>
    <style:style style:name="_34_0_25__20_-_20_Accent1" style:display-name="40% - Accent1" style:family="table-cell" style:parent-style-name="Default" style:data-style-name="N0">
      <style:table-cell-properties fo:background-color="#b4c6e7"/>
    </style:style>
    <style:style style:name="_34_0_25__20_-_20_Accent2" style:display-name="40% - Accent2" style:family="table-cell" style:parent-style-name="Default" style:data-style-name="N0">
      <style:table-cell-properties fo:background-color="#f8cbad"/>
    </style:style>
    <style:style style:name="_34_0_25__20_-_20_Accent3" style:display-name="40% - Accent3" style:family="table-cell" style:parent-style-name="Default" style:data-style-name="N0">
      <style:table-cell-properties fo:background-color="#dbdbdb"/>
    </style:style>
    <style:style style:name="_34_0_25__20_-_20_Accent4" style:display-name="40% - Accent4" style:family="table-cell" style:parent-style-name="Default" style:data-style-name="N0">
      <style:table-cell-properties fo:background-color="#ffe699"/>
    </style:style>
    <style:style style:name="_34_0_25__20_-_20_Accent5" style:display-name="40% - Accent5" style:family="table-cell" style:parent-style-name="Default" style:data-style-name="N0">
      <style:table-cell-properties fo:background-color="#bdd7ee"/>
    </style:style>
    <style:style style:name="_34_0_25__20_-_20_Accent6" style:display-name="40% - Accent6" style:family="table-cell" style:parent-style-name="Default" style:data-style-name="N0">
      <style:table-cell-properties fo:background-color="#c6e0b4"/>
    </style:style>
    <style:style style:name="_36_0_25__20_-_20_Accent1" style:display-name="60% - Accent1" style:family="table-cell" style:parent-style-name="Default" style:data-style-name="N0">
      <style:table-cell-properties fo:background-color="#8ea9db"/>
    </style:style>
    <style:style style:name="_36_0_25__20_-_20_Accent2" style:display-name="60% - Accent2" style:family="table-cell" style:parent-style-name="Default" style:data-style-name="N0">
      <style:table-cell-properties fo:background-color="#f4b084"/>
    </style:style>
    <style:style style:name="_36_0_25__20_-_20_Accent3" style:display-name="60% - Accent3" style:family="table-cell" style:parent-style-name="Default" style:data-style-name="N0">
      <style:table-cell-properties fo:background-color="#c9c9c9"/>
    </style:style>
    <style:style style:name="_36_0_25__20_-_20_Accent4" style:display-name="60% - Accent4" style:family="table-cell" style:parent-style-name="Default" style:data-style-name="N0">
      <style:table-cell-properties fo:background-color="#ffd966"/>
    </style:style>
    <style:style style:name="_36_0_25__20_-_20_Accent5" style:display-name="60% - Accent5" style:family="table-cell" style:parent-style-name="Default" style:data-style-name="N0">
      <style:table-cell-properties fo:background-color="#9bc2e6"/>
    </style:style>
    <style:style style:name="_36_0_25__20_-_20_Accent6" style:display-name="60% - Accent6" style:family="table-cell" style:parent-style-name="Default" style:data-style-name="N0">
      <style:table-cell-properties fo:background-color="#a9d08e"/>
    </style:style>
    <style:style style:name="Accent1" style:family="table-cell" style:parent-style-name="Default" style:data-style-name="N0">
      <style:table-cell-properties fo:background-color="#4472c4"/>
      <style:text-properties fo:color="#ffffff"/>
    </style:style>
    <style:style style:name="Accent2" style:family="table-cell" style:parent-style-name="Default" style:data-style-name="N0">
      <style:table-cell-properties fo:background-color="#ed7d31"/>
      <style:text-properties fo:color="#ffffff"/>
    </style:style>
    <style:style style:name="Accent3" style:family="table-cell" style:parent-style-name="Default" style:data-style-name="N0">
      <style:table-cell-properties fo:background-color="#a5a5a5"/>
      <style:text-properties fo:color="#ffffff"/>
    </style:style>
    <style:style style:name="Accent4" style:family="table-cell" style:parent-style-name="Default" style:data-style-name="N0">
      <style:table-cell-properties fo:background-color="#ffc000"/>
      <style:text-properties fo:color="#ffffff"/>
    </style:style>
    <style:style style:name="Accent5" style:family="table-cell" style:parent-style-name="Default" style:data-style-name="N0">
      <style:table-cell-properties fo:background-color="#5b9bd5"/>
      <style:text-properties fo:color="#ffffff"/>
    </style:style>
    <style:style style:name="Accent6" style:family="table-cell" style:parent-style-name="Default" style:data-style-name="N0">
      <style:table-cell-properties fo:background-color="#70ad47"/>
      <style:text-properties fo:color="#ffffff"/>
    </style:style>
    <style:style style:name="Calculation" style:family="table-cell" style:parent-style-name="Default" style:data-style-name="N0">
      <style:table-cell-properties fo:background-color="#f2f2f2" fo:border="0.06pt solid #7f7f7f"/>
      <style:text-properties fo:color="#fa7d00" fo:font-weight="bold" style:font-weight-asian="bold" style:font-weight-complex="bold"/>
    </style:style>
    <style:style style:name="Check_20_Cell" style:display-name="Check Cell" style:family="table-cell" style:parent-style-name="Default" style:data-style-name="N0">
      <style:table-cell-properties fo:background-color="#a5a5a5" fo:border="0.06pt solid #3f3f3f"/>
      <style:text-properties fo:color="#ffffff" fo:font-weight="bold" style:font-weight-asian="bold" style:font-weight-complex="bold"/>
    </style:style>
    <style:style style:name="Explanatory_20_Text" style:display-name="Explanatory Text" style:family="table-cell" style:parent-style-name="Default" style:data-style-name="N0">
      <style:text-properties fo:color="#7f7f7f" fo:font-style="italic" style:font-style-asian="italic" style:font-style-complex="italic"/>
    </style:style>
    <style:style style:name="Heading_20_3" style:display-name="Heading 3" style:family="table-cell" style:parent-style-name="Default" style:data-style-name="N0">
      <style:table-cell-properties fo:border-bottom="2.01pt solid #8ea9db" fo:border-left="none" fo:border-right="none" fo:border-top="none"/>
      <style:text-properties fo:color="#44546a" fo:font-weight="bold" style:font-weight-asian="bold" style:font-weight-complex="bold"/>
    </style:style>
    <style:style style:name="Heading_20_4" style:display-name="Heading 4" style:family="table-cell" style:parent-style-name="Default" style:data-style-name="N0">
      <style:text-properties fo:color="#44546a" fo:font-weight="bold" style:font-weight-asian="bold" style:font-weight-complex="bold"/>
    </style:style>
    <style:style style:name="Input" style:family="table-cell" style:parent-style-name="Default" style:data-style-name="N0">
      <style:table-cell-properties fo:background-color="#ffcc99" fo:border="0.06pt solid #7f7f7f"/>
      <style:text-properties fo:color="#3f3f76"/>
    </style:style>
    <style:style style:name="Linked_20_Cell" style:display-name="Linked Cell" style:family="table-cell" style:parent-style-name="Default" style:data-style-name="N0">
      <style:table-cell-properties fo:border-bottom="0.06pt solid #ff8001" fo:border-left="none" fo:border-right="none" fo:border-top="none"/>
      <style:text-properties fo:color="#fa7d00"/>
    </style:style>
    <style:style style:name="Output" style:family="table-cell" style:parent-style-name="Default" style:data-style-name="N0">
      <style:table-cell-properties fo:background-color="#f2f2f2" fo:border="0.06pt solid #3f3f3f"/>
      <style:text-properties fo:color="#3f3f3f" fo:font-weight="bold" style:font-weight-asian="bold" style:font-weight-complex="bold"/>
    </style:style>
    <style:style style:name="Title" style:family="table-cell" style:parent-style-name="Default" style:data-style-name="N0">
      <style:text-properties fo:color="#44546a" style:font-name="Calibri Light" fo:font-family="'Calibri Light'" fo:font-size="18pt" style:font-name-asian="Calibri Light" style:font-family-asian="'Calibri Light'" style:font-size-asian="18pt" style:font-name-complex="Calibri Light" style:font-family-complex="'Calibri Light'" style:font-size-complex="18pt"/>
    </style:style>
    <style:style style:name="Total" style:family="table-cell" style:parent-style-name="Default" style:data-style-name="N0">
      <style:table-cell-properties fo:border-bottom="0.06pt solid #4472c4" fo:border-left="none" fo:border-right="none" fo:border-top="0.06pt solid #4472c4"/>
      <style:text-properties fo:font-weight="bold" style:font-weight-asian="bold" style:font-weight-complex="bold"/>
    </style:style>
    <style:style style:name="Warning_20_Text" style:display-name="Warning Text" style:family="table-cell" style:parent-style-name="Default" style:data-style-name="N0">
      <style:text-properties fo:color="#ff0000"/>
    </style:style>
    <draw:marker draw:name="Vrhovi_20_strelica_20_1" draw:display-name="Vrhovi strelica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3in" fo:margin-bottom="0.3in" fo:margin-left="0.7in" fo:margin-right="0.7in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anic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16">00/00/0000</text:date>, <text:time>00:00:00</text:time></text:p>
        </style:region-right>
      </style:header>
      <style:header-left style:display="false"/>
      <style:header-first style:display="false"/>
      <style:footer>
        <text:p>Stranica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6.2.1$Windows_X86_64 LibreOffice_project/56f7684011345957bbf33a7ee678afaf4d2ba333</meta:generator>
    <meta:initial-creator>Korisnik</meta:initial-creator>
    <meta:creation-date>2023-02-25T10:21:33Z</meta:creation-date>
    <dc:date>2023-10-16T19:33:52.082000000</dc:date>
    <meta:editing-duration>PT10S</meta:editing-duration>
    <meta:editing-cycles>1</meta:editing-cycles>
    <meta:document-statistic meta:table-count="1" meta:cell-count="182" meta:object-count="0"/>
  </office:meta>
</office:document-meta>
</file>